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 – part 0 = reverse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 – part 0 = reverse contro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3:11:24.694991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26T23:30:14.132535543</dc:date>
    <meta:editing-duration>P1DT12H21M22S</meta:editing-duration>
    <meta:editing-cycles>172</meta:editing-cycles>
    <meta:generator>LibreOffice/5.2.1.2$Linux_X86_64 LibreOffice_project/20m0$Build-2</meta:generator>
    <meta:document-statistic meta:table-count="1" meta:cell-count="3223" meta:object-count="0"/>
  </office:meta>
</office:document-meta>
</file>